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2.2528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20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2">
          <table:table-cell/>
          <table:table-cell office:value-type="string">
            <text:p>Testear y escribir “palindromo.rb”</text:p>
          </table:table-cell>
          <table:table-cell office:value-type="string">
            <text:p>30/03/2013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/>
          <table:table-cell office:value-type="string">
            <text:p>Testear y escribir “fibonacci.rb”</text:p>
          </table:table-cell>
          <table:table-cell office:value-type="string">
            <text:p>30/03/2013</text:p>
          </table:table-cell>
          <table:table-cell office:value-type="float" office:value="90">
            <text:p>90</text:p>
          </table:table-cell>
          <table:table-cell/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7:22: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3-30T17:25:49</dc:date>
    <dc:creator>Facundo </dc:creator>
    <meta:editing-duration>P0D</meta:editing-duration>
    <meta:editing-cycles>4</meta:editing-cycles>
    <meta:generator>LibreOffice/4.0.1.2$Linux_x86 LibreOffice_project/400m0$Build-2</meta:generator>
    <meta:document-statistic meta:table-count="1" meta:cell-count="16" meta:object-count="0"/>
  </office:meta>
</office:document-meta>
</file>